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cs" fo:country="CZ"/>
    </style:style>
    <style:style style:name="P2" style:family="paragraph" style:parent-style-name="Standard">
      <style:text-properties fo:language="cs" fo:country="CZ" fo:font-style="italic" style:font-style-asian="italic" style:font-style-complex="italic"/>
    </style:style>
    <style:style style:name="P3" style:family="paragraph" style:parent-style-name="Heading_20_1">
      <style:text-properties fo:language="cs" fo:country="CZ"/>
    </style:style>
    <style:style style:name="P4" style:family="paragraph" style:parent-style-name="Heading_20_2">
      <style:text-properties fo:language="cs" fo:country="CZ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Jak požádat kohokoli o cokoli </text:h>
      <text:p text:style-name="P1">Joe Gerecht, volně přeložil a upravil Michal Štěpánek </text:p>
      <text:p text:style-name="P1">Zdroj: thefundraisingauthority.com/fundraising-basics/how-to-ask/ </text:p>
      <text:p text:style-name="P1"/>
      <text:p text:style-name="P1">Žádání o pomoc nebo o účast pro Vaší neziskovou organizaci nemusí být vysilující událost. Žádání může být dokonce příjemný a oblíbený zážitek. Tři důležité oblasti při žádání jsou: vztahy, plánování a rozhovor. Více o těchto oblastech naleznete níže. </text:p>
      <text:h text:style-name="P4" text:outline-level="2">Vztahy jsou důležité! </text:h>
      <text:p text:style-name="P1">Nejdůležitější věc, kterou můžete udělat při získávání podpory, je vytvořit hlubší vztah mezi žádaným a spolkem. Získání materiálního daru pro spolek je zajisté záslužné, však vytvoření silného vztahu, který vyústí v dobrovolnictví, dary a nové kontakty v průběhu tří nebo čtyř let, je o mnoho cennější. </text:p>
      <text:p text:style-name="P1"/>
      <text:p text:style-name="P1">Protože vztahy jsou důležité, nespěchejte s velkými žádostmi. Lepší strategií je, pokud je to jen možné, požádat nejdříve o něco menšího. Vytvářejte vztahy s vašimi žádanými – požádejte je o účast na akci zdarma, přečtení základních textů, přihlášení k odebírání novinek nebo dobrovolnictví v zázemí spolku. Zapojte je (nebo alespoň promluvte o spolku bez žádosti o podporu), poté je požádejte o účast a pomoc. Vytvářejte vztahy, které přetrvají, kdykoli je to možné. </text:p>
      <text:p text:style-name="P1"/>
      <text:h text:style-name="P4" text:outline-level="2">Plánování žádosti </text:h>
      <text:p text:style-name="P1">Dříve nežli požádáte o cokoli, ať již o podporu, čas, dar či informace, mějte určitě připraveno: </text:p>
      <text:p text:style-name="P1"/>
      <text:p text:style-name="P1"><text:span text:style-name="T3">1. Rozhodněte koho se ptáte:</text:span> Koho se ptáte ? Je to jednotlivec ? Společnost ? Organizace ? Kterou osobu ve společnosti je nejlepší oslovit ? Mám se zeptat tvého kamaráda … nebo jeho ženy ? A tak podobně. </text:p>
      <text:p text:style-name="P1"/>
      <text:p text:style-name="P1"><text:span text:style-name="T4">2. Rozhodněte o co žádáte:</text:span> Žádáte o účast na události nebo dobrovolnictví ? Kdy ? Kolik lidí ? Žádáte o peníze ? O kolik ? </text:p>
      <text:p text:style-name="P1"/>
      <text:p text:style-name="P1"><text:span text:style-name="T4">3. Smiřte se s tím, že budou Ne:</text:span> A to je v pořádku! Získávání podpory je jako hra, ve které i ti nejlepší a nezkušenější získají hodně ne. Nenechte se tím rozrušit. Je to součást hry. </text:p>
      <text:p text:style-name="P1"><text:s/></text:p>
      <text:p text:style-name="P1"><text:span text:style-name="T4">4. Ale očekávejte ano:</text:span> Přístup je důležitý při získávání zdrojů. Pokud půjdete získávat podporu předpokládajíce ne, pravděpodobně ho uslyšíte. Pamatujte, že mise spolku je důležitá! Jděte do každé žádosti očekávajíce ano a žádajíce o ano. </text:p>
      <text:p text:style-name="P1"/>
      <text:p text:style-name="P1"><text:span text:style-name="T4">5. Ukažte lidem jak mohou udělat konkrétní rozdíl nebo dosáhnout konkrétní cíl:</text:span> Lidé rádi vědí že jejich příspěvek jde na něco jasného a konkrétního. Pokud je to jenom možné, požádejte je o něco konkrétního i kdyby se jednalo o dosažení osobního předsevzetí. Například: „Přispějte prosím 200 Kč na drobné občerstvení na zábavní schůzi ?“ nebo: „Snažím se dnes představit Otevřený spolek 20 lidem, pomůžete mi ? Už mám dva.“</text:p>
      <text:p text:style-name="P1"/>
      <text:h text:style-name="P4" text:outline-level="2"><text:soft-page-break/>Rozhovor: Anatomie žádosti </text:h>
      <text:p text:style-name="P1">Dobré, říkáš si: Vybudovat jsem vztahy, plánoval jsem moji žádost. Ale pověz mi... jak se mám vlastně zeptat ? Nejlepší způsob jak požádat (o cokoli, čas, dobrovolnictví, peníze nebo cokoli jiného) je následování těchto jednoduchých kroků: </text:p>
      <text:p text:style-name="P1"/>
      <text:p text:style-name="P1"><text:span text:style-name="T5">1. Příjemnosti nejdříve</text:span>. Zeptejte se na něco, co myslíte, že druhého potěší, děti, rodina, práce, společné zážitky nebo si jenom promluvte o počasí. <text:s/>Velmi mladí mohou tento bod vynechat, pouze pozdraví.</text:p>
      <text:p text:style-name="P1"/>
      <text:p text:style-name="P1"/>
      <text:p text:style-name="P1"><text:span text:style-name="T1">2. Změňte téma.</text:span> Jakmile jste s příjemnostmi hotovi, zdůrazněte změnu tématu, aby lidé věděli, že teď budete hovořit o něčem mnohem vážnějším. Dobré zvýraznění změny mohou být, „Chtěl bych mluvit ještě o něčem důležitějším“, „Pošliš něco bych od Tebe potřeboval“, „Terko, potřebuji tvoji pomoc.“</text:p>
      <text:p text:style-name="P1"><text:s/></text:p>
      <text:p text:style-name="P1"><text:span text:style-name="T1">3. Vytvořte vazbu.</text:span><text:span text:style-name="T2"> Jakmile</text:span> jste se přesunuli přechodem k vážnější konverzaci, připomeňte žádanému vaši vazbu a popřípadě i její vazbu ke spolku (pokud nějakou již má). Například: “Pavlínko, <text:s/>jsi s námi ve spolku od samého začátku,...“ nebo: <text:s/>„Martino, určitě již víš, že jsem s tvými syny ve spolku... “ </text:p>
      <text:p text:style-name="P1"/>
      <text:p text:style-name="P1"><text:span text:style-name="T1">4. Rozplačte </text:span><text:span text:style-name="T2">je. Dobře</text:span>, to jsem trochu přehnal. Ale chcete se ujistit, že člověk se kterým mluvíte chápe dopad vašich činů. Připomeňte jim k čemu je váš spolek dobrý a proč je důležitý. </text:p>
      <text:p text:style-name="P1"/>
      <text:p text:style-name="P1"><text:span text:style-name="T1">5. Vysvětlete proč potřebujete to o co žádáte.</text:span> Toto je podklad pro vaši konkrétní žádost. Proč je žádáte aby přišli na vaši akci? (Snažíme se pozitivně zviditelnit...”) Proč je žádáte o pomoc ? („Chceme udělat rozhodování příjemné“). </text:p>
      <text:p text:style-name="P1"/>
      <text:p text:style-name="P1"><text:span text:style-name="T1">6. Požádejte.</text:span> Pamatujte to prosím udělat otázkou, žádejte něco konkrétního a specifického. </text:p>
      <text:p text:style-name="P1"/>
      <text:p text:style-name="P1">Může se to zdát jako komplikovaný postup, ale jakmile si to několikrát vyzkoušíte, uvidíte, že je to vlastně docela přirozené a vytváří to příjemný zážitek. S užitím tohoto postupu vaše žádost může znít takto: </text:p>
      <text:p text:style-name="P1"/>
      <text:p text:style-name="P2">Ahoj Verčo, jak se máš? Co dělá Nikuška ? (Příjemnosti) </text:p>
      <text:p text:style-name="P2">… </text:p>
      <text:p text:style-name="P2">Poslyš, něco bych od Tebe potřeboval. (Změna) </text:p>
      <text:p text:style-name="P2"/>
      <text:p text:style-name="P2">Asi jsem ti to ještě neřekl. Jsem členem místního seskupení, které se jmenuje Otevřený spolek. Rád pro spolek dobrovolničím a mohu říci, že mě to opravdu baví. (Vazba) </text:p>
      <text:p text:style-name="P2"/>
      <text:p text:style-name="P2">Pokaždé když dělám něco se spolkem, cítím, že dělám něco pro to, abychom mohli vytvářet lepší rozhodnutí a tak žít lepší společenské ale i soukromé životy. Naše životy jsou tak smutné, když je žijeme každý sám. (Rozplačte je) </text:p>
      <text:p text:style-name="P2"/>
      <text:p text:style-name="P2">Verčo, právě teď sbírám nápady, které se vztahují k naší obci a okolí. Zjišťuji jaký je o nápady zájem a sháním podporu pro ty nejlepší. Potřebujeme obejít 300 lidí z obce a posbírat jejich nápady a návrhy, abychom se mohli od začátku správně rozhodovat. (Řekněte proč)</text:p>
      <text:p text:style-name="P2"/>
      <text:p text:style-name="P2">Uděláš si na mne třeba zítra čtvrt hodiny čas, abychom spolu prošli nápady ostatních a označili ty nejlepší ? (Požádejte) </text:p>
      <text:p text:style-name="P1"/>
      <text:p text:style-name="P1"><text:soft-page-break/>Nebojte se při plánování rozhovoru napsat vlastní scénář se kterým se budete cítil lépe a bude se vám lépe říkat. Pamatujte, vždy velice poděkovat každému, kdo odpoví na vaši žádost a ujistěte se, že jste poděkovali za čas a zvážení i těm co řekli ne.</text:p>
      <text:p text:style-name="P1"/>
      <text:p text:style-name="P1">Pro další informace neváhejte se obrátit na tvůrce e97531@zoho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cs" fo:country="CZ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Kai C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AR PL UKai CN" style:font-size-asian="24pt" style:font-weight-asian="bold" style:font-name-complex="Lohit Devanagar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Kai CN" style:font-size-asian="14pt" style:font-weight-asian="bold" style:font-name-complex="Lohit Devanagari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ian user</meta:initial-creator>
    <meta:creation-date>2015-08-25T15:00:40</meta:creation-date>
    <dc:date>2015-09-02T08:05:20</dc:date>
    <dc:creator>Debian user</dc:creator>
    <meta:editing-duration>PT32M32S</meta:editing-duration>
    <meta:editing-cycles>21</meta:editing-cycles>
    <meta:generator>LibreOffice/3.5$Linux_x86 LibreOffice_project/350m1$Build-2</meta:generator>
    <meta:document-statistic meta:table-count="0" meta:image-count="0" meta:object-count="0" meta:page-count="3" meta:paragraph-count="34" meta:word-count="878" meta:character-count="5480" meta:non-whitespace-character-count="4603"/>
  </office:meta>
</office:document-meta>
</file>